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588322514732" calcext:value-type="float">
            <text:p>697.588322514732</text:p>
          </table:table-cell>
          <table:table-cell office:value-type="float" office:value="541.085989447296" calcext:value-type="float">
            <text:p>541.085989447296</text:p>
          </table:table-cell>
          <table:table-cell table:formula="of:=100*([.B2]/[.C2]-1)" office:value-type="float" office:value="28.9237452308272" calcext:value-type="float">
            <text:p>28.9237452308272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10.19890684982" calcext:value-type="float">
            <text:p>710.19890684982</text:p>
          </table:table-cell>
          <table:table-cell office:value-type="float" office:value="552.025058415699" calcext:value-type="float">
            <text:p>552.025058415699</text:p>
          </table:table-cell>
          <table:table-cell table:formula="of:=100*([.B3]/[.C3]-1)" office:value-type="float" office:value="28.6533819475654" calcext:value-type="float">
            <text:p>28.6533819475654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20.515080141852" calcext:value-type="float">
            <text:p>720.515080141852</text:p>
          </table:table-cell>
          <table:table-cell office:value-type="float" office:value="660.09184351722" calcext:value-type="float">
            <text:p>660.09184351722</text:p>
          </table:table-cell>
          <table:table-cell table:formula="of:=100*([.B4]/[.C4]-1)" office:value-type="float" office:value="9.15376204357776" calcext:value-type="float">
            <text:p>9.15376204357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21.005358909901" calcext:value-type="float">
            <text:p>721.005358909901</text:p>
          </table:table-cell>
          <table:table-cell office:value-type="float" office:value="658.786921835117" calcext:value-type="float">
            <text:p>658.786921835117</text:p>
          </table:table-cell>
          <table:table-cell table:formula="of:=100*([.B5]/[.C5]-1)" office:value-type="float" office:value="9.44439469160498" calcext:value-type="float">
            <text:p>9.44439469160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66.788487621783" calcext:value-type="float">
            <text:p>766.788487621783</text:p>
          </table:table-cell>
          <table:table-cell office:value-type="float" office:value="633.457568700893" calcext:value-type="float">
            <text:p>633.457568700893</text:p>
          </table:table-cell>
          <table:table-cell table:formula="of:=100*([.B6]/[.C6]-1)" office:value-type="float" office:value="21.0481215331167" calcext:value-type="float">
            <text:p>21.0481215331167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8.569510361644" calcext:value-type="float">
            <text:p>708.569510361644</text:p>
          </table:table-cell>
          <table:table-cell office:value-type="float" office:value="595.760004787758" calcext:value-type="float">
            <text:p>595.760004787758</text:p>
          </table:table-cell>
          <table:table-cell table:formula="of:=100*([.B7]/[.C7]-1)" office:value-type="float" office:value="18.935394230446" calcext:value-type="float">
            <text:p>18.93539423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70.481252733898" calcext:value-type="float">
            <text:p>770.481252733898</text:p>
          </table:table-cell>
          <table:table-cell office:value-type="float" office:value="716.649827341231" calcext:value-type="float">
            <text:p>716.649827341231</text:p>
          </table:table-cell>
          <table:table-cell table:formula="of:=100*([.B8]/[.C8]-1)" office:value-type="float" office:value="7.51153817930603" calcext:value-type="float">
            <text:p>7.5115381793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9.174816387614" calcext:value-type="float">
            <text:p>769.174816387614</text:p>
          </table:table-cell>
          <table:table-cell office:value-type="float" office:value="744.186645526345" calcext:value-type="float">
            <text:p>744.186645526345</text:p>
          </table:table-cell>
          <table:table-cell table:formula="of:=100*([.B9]/[.C9]-1)" office:value-type="float" office:value="3.35778275671621" calcext:value-type="float">
            <text:p>3.35778275671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645.635092970193" calcext:value-type="float">
            <text:p>645.635092970193</text:p>
          </table:table-cell>
          <table:table-cell office:value-type="float" office:value="444.241475538499" calcext:value-type="float">
            <text:p>444.241475538499</text:p>
          </table:table-cell>
          <table:table-cell table:formula="of:=100*([.B10]/[.C10]-1)" office:value-type="float" office:value="45.3342671770053" calcext:value-type="float">
            <text:p>45.334267177005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01:52.630839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02T06:40:29.386768474</dc:date>
    <dc:creator>Davide Ancona</dc:creator>
    <meta:editing-duration>PT2H56M23S</meta:editing-duration>
    <meta:editing-cycles>38</meta:editing-cycles>
    <meta:generator>LibreOffice/5.3.7.2.0$Linux_X86_64 LibreOffice_project/30$Build-2</meta:generator>
    <meta:document-statistic meta:table-count="1" meta:cell-count="43" meta:object-count="0"/>
  </office:meta>
</office:document-meta>
</file>